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List_20_Paragraph" style:list-style-name="WWNum33"/>
    <style:style style:name="P2" style:family="paragraph" style:parent-style-name="List_20_Paragraph">
      <style:text-properties fo:language="el" fo:country="GR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10"/>
    <style:style style:name="P5" style:family="paragraph" style:parent-style-name="List_20_Paragraph" style:list-style-name="WWNum10">
      <style:text-properties officeooo:paragraph-rsid="00035dac"/>
    </style:style>
    <style:style style:name="P6" style:family="paragraph" style:parent-style-name="List_20_Paragraph" style:list-style-name="WWNum10">
      <style:text-properties officeooo:paragraph-rsid="000400c6"/>
    </style:style>
    <style:style style:name="P7" style:family="paragraph" style:parent-style-name="List_20_Paragraph" style:list-style-name="WWNum16"/>
    <style:style style:name="P8" style:family="paragraph" style:parent-style-name="List_20_Paragraph" style:list-style-name="WWNum31"/>
    <style:style style:name="P9" style:family="paragraph" style:parent-style-name="List_20_Paragraph" style:list-style-name="WWNum10">
      <style:text-properties officeooo:rsid="000400c6" officeooo:paragraph-rsid="000400c6"/>
    </style:style>
    <style:style style:name="P10" style:family="paragraph" style:parent-style-name="List_20_Paragraph">
      <style:paragraph-properties fo:margin-left="0.75in" fo:margin-right="0in" fo:text-indent="0in" style:auto-text-indent="false"/>
    </style:style>
    <style:style style:name="P11" style:family="paragraph" style:parent-style-name="List_20_Paragraph">
      <style:paragraph-properties fo:margin-left="0.75in" fo:margin-right="0in" fo:text-indent="0in" style:auto-text-indent="false"/>
      <style:text-properties fo:language="el" fo:country="GR"/>
    </style:style>
    <style:style style:name="P12" style:family="paragraph" style:parent-style-name="List_20_Paragraph" style:list-style-name="WWNum10">
      <style:paragraph-properties fo:margin-left="0in" fo:margin-right="0in" fo:text-indent="0in" style:auto-text-indent="false"/>
      <style:text-properties officeooo:paragraph-rsid="00053494"/>
    </style:style>
    <style:style style:name="P13" style:family="paragraph" style:parent-style-name="List_20_Paragraph" style:list-style-name="WWNum34">
      <style:paragraph-properties fo:margin-left="0in" fo:margin-right="0in" fo:text-indent="0in" style:auto-text-indent="false"/>
      <style:text-properties officeooo:paragraph-rsid="00053494"/>
    </style:style>
    <style:style style:name="P14" style:family="paragraph" style:parent-style-name="List_20_Paragraph" style:list-style-name="WWNum29">
      <style:paragraph-properties fo:margin-left="0in" fo:margin-right="0in" fo:text-indent="0in" style:auto-text-indent="false"/>
    </style:style>
    <style:style style:name="P15" style:family="paragraph" style:parent-style-name="Standard">
      <style:text-properties fo:language="el" fo:country="GR"/>
    </style:style>
    <style:style style:name="P16" style:family="paragraph" style:parent-style-name="Standard">
      <style:text-properties fo:language="el" fo:country="GR"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Standard">
      <style:text-properties officeooo:paragraph-rsid="00053494"/>
    </style:style>
    <style:style style:name="P18" style:family="paragraph" style:parent-style-name="Standard" style:master-page-name="Standard">
      <style:paragraph-properties style:page-number="auto"/>
    </style:style>
    <style:style style:name="T1" style:family="text">
      <style:text-properties fo:language="el" fo:country="GR"/>
    </style:style>
    <style:style style:name="T2" style:family="text">
      <style:text-properties fo:language="el" fo:country="GR" style:text-underline-style="solid" style:text-underline-width="auto" style:text-underline-color="font-color"/>
    </style:style>
    <style:style style:name="T3" style:family="text">
      <style:text-properties fo:language="el" fo:country="GR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language="el" fo:country="GR" fo:font-weight="bold" style:font-weight-asian="bold" style:font-weight-complex="bold"/>
    </style:style>
    <style:style style:name="T5" style:family="text">
      <style:text-properties fo:language="el" fo:country="GR" fo:font-style="italic" style:font-style-asian="italic" style:font-style-complex="italic"/>
    </style:style>
    <style:style style:name="T6" style:family="text">
      <style:text-properties fo:language="el" fo:country="GR" officeooo:rsid="00035dac"/>
    </style:style>
    <style:style style:name="T7" style:family="text">
      <style:text-properties fo:language="el" fo:country="GR" officeooo:rsid="000400c6"/>
    </style:style>
    <style:style style:name="T8" style:family="text">
      <style:text-properties fo:language="el" fo:country="GR" officeooo:rsid="00053494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6pt" fo:language="el" fo:country="GR" fo:font-weight="bold" style:font-size-asian="16pt" style:font-weight-asian="bold" style:font-size-complex="16pt" style:font-weight-complex="bold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8pt" fo:language="el" fo:country="GR" fo:font-weight="bold" style:font-size-asian="18pt" style:font-weight-asian="bold" style:font-size-complex="18pt" style:font-weight-complex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035dac"/>
    </style:style>
    <style:style style:name="T17" style:family="text">
      <style:text-properties fo:language="en" fo:country="US" officeooo:rsid="000400c6"/>
    </style:style>
    <style:style style:name="T18" style:family="text">
      <style:text-properties fo:language="en" fo:country="US" officeooo:rsid="00053494"/>
    </style:style>
    <style:style style:name="T19" style:family="text">
      <style:text-properties officeooo:rsid="000534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">Παραδοχές: </text:span></text:p>
      <text:list xml:id="list2103758880" text:style-name="WWNum33">
        <text:list-item>
          <text:p text:style-name="P1"><text:span text:style-name="T1">Παρόλο που οι χρήστες έχουν την δυνατότητα να επιστρέψουν στην αρχική σελίδα από όλες τις σελίδες της εφαρμογής για λόγους απλουστευσής θα αναφέρεται μονο μια φορά σε κάθε </text:span>use<text:span text:style-name="T1"> </text:span>case<text:span text:style-name="T1"> σαν εναλλακτική ροή.</text:span></text:p>
        </text:list-item>
        <text:list-item>
          <text:p text:style-name="P1"><text:span text:style-name="T1">Ο δημιουργός του </text:span>group<text:span text:style-name="T1"> για </text:span><text:span text:style-name="T2">ιδιωτίκο</text:span><text:span text:style-name="T1"> γήπεδο και οι χρήστες που θα κάνουν </text:span>join<text:span text:style-name="T1"> ακολουθούν τον ίδιο τρόπο πληρωμής δηλαδή όλοι συμπληρώνουν τα στοιχεία της κάρτας τους και η πληρωμή πραγματοποιήται αυτόματα όταν ο δημιουργός του </text:span>Group<text:span text:style-name="T1"> επιλέξει “</text:span>ready<text:span text:style-name="T1">”, το οποίο μπορεί να συμβεί μόνο αν το </text:span>group<text:span text:style-name="T1"> έχει γεμίσει (πχ 10/10 χρήστες).Ουσιαστικά και ο δημιουργός κάνει </text:span>join<text:span text:style-name="T1"> στο δικό του </text:span>group<text:span text:style-name="T1"> απλά η διαδικασία γίνεται αυτόματα με την δημιουργία του </text:span>group<text:span text:style-name="T1">.</text:span></text:p>
        </text:list-item>
        <text:list-item>
          <text:p text:style-name="P1"><text:span text:style-name="T1">Σε περιπτώσεις όπου η πληρωμή γίνει αλλα για οποιοδήποτε λόγο οι χρήστες δεν παραβρεθούν στο αθλητικό κέντρο τότε η εφαρμογή πραγματοποιεί αυτόματη επιστροφή χρημάτων στους χρήστες.</text:span></text:p>
        </text:list-item>
        <text:list-item>
          <text:p text:style-name="P1"><text:span text:style-name="T1">Αποκαλούμε χρήστη τον απλό πελάτη της εφαρμογής, ιδιωκτήτη γηπέδου τον λογαριασμό των αθλητικών κέντρων στην εφαρμογή και διαχειριστή τον διαχειριστή της εφαρμογής.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oft-page-break/>11111111111111111111111111111111111111111111111111111111111111111111111111111111</text:p>
      <text:p text:style-name="Standard">Use cases:</text:p>
      <text:p text:style-name="Standard"/>
      <text:p text:style-name="Standard"><text:span text:style-name="T4">Τίτλος</text:span>: View &amp; Edit Profile.</text:p>
      <text:p text:style-name="Standard"><text:span text:style-name="T4">Χειριστές</text:span><text:span text:style-name="T1">: Χρήστης, Ιδιοκτήτης Γηπέδου</text:span></text:p>
      <text:p text:style-name="Standard"><text:span text:style-name="T4">Περιγραφή</text:span><text:span text:style-name="T1">: Αυτή η περίπτωση χρήσης αρχίζει όταν οι χρήστης, ιδιωκτήτης γηπέδου επιλέξουν “</text:span>profile<text:span text:style-name="T1">”, τους επιτρέπει <text:s/>να ενημερώσουν τα προσωπικά στοιχεία του λογαριασμού τους και επιπλέον έχουν την δυνατότητα να δουν το ιστορικό τους (ως δευτερεύον χρήση) και τελειώνει όταν αλλάξουν τα προσωπικά στοιχεία του λογαριασμού τους ή όταν επιλέξουν να επιστρέψουν στην αρχική σελίδα.</text:span></text:p>
      <text:p text:style-name="P15"/>
      <text:p text:style-name="Standard"><text:span text:style-name="T1">ΒΑΣΙΚΗ ΡΟΗ:</text:span></text:p>
      <text:list xml:id="list3652034393" text:style-name="WWNum1">
        <text:list-item>
          <text:p text:style-name="P3"><text:span text:style-name="T1">Ο χρήστης πλοηγείτε στην κύρια σελίδα της εφαρμογής και επιλέγει το “</text:span>Profile<text:span text:style-name="T1">”.</text:span></text:p>
        </text:list-item>
        <text:list-item>
          <text:p text:style-name="P3"><text:span text:style-name="T1">Το σύστημα αντλεί τα δεδομένα του χρήστη.</text:span></text:p>
        </text:list-item>
        <text:list-item>
          <text:p text:style-name="P3"><text:span text:style-name="T1">Το σύστημα εμφανίζει σελίδα με πλήρες ιστορικό για τα </text:span>Groups<text:span text:style-name="T1"> που έχει συμμετέχει,της αξιολόγησης του, την επιλογή να γυρίσει στην αρχική σελίδα και την δυνατότητα να επεξεργαστεί τα στοιχεία του.</text:span></text:p>
        </text:list-item>
        <text:list-item>
          <text:p text:style-name="P3"><text:span text:style-name="T1">Ο χρήστης επιλέγει να επεξεργαστεί τα στοιχεία του.</text:span></text:p>
        </text:list-item>
        <text:list-item>
          <text:p text:style-name="P3"><text:span text:style-name="T1">Το σύστημα τ</text:span>o<text:span text:style-name="T1">ν οδηγεί σε σελίδα με φόρμα εισαγωγή στοιχείων (πχ </text:span>current<text:span text:style-name="T1"> </text:span>password<text:span text:style-name="T1">, </text:span>new<text:span text:style-name="T1"> </text:span>password<text:span text:style-name="T1">, </text:span>confirm<text:span text:style-name="T1"> </text:span>new<text:span text:style-name="T1"> </text:span>password<text:span text:style-name="T1">,</text:span>new<text:span text:style-name="T1"> </text:span>username<text:span text:style-name="T1">) και τις επιλογές να γυρίσει στην αρχική σελίδα και να ενημερώσει τα στοιχεία του με τις αλλαγές που υπέβαλε στην φόρμα εισαγώγης.</text:span></text:p>
        </text:list-item>
        <text:list-item>
          <text:p text:style-name="P3"><text:span text:style-name="T1">Ο χρήστης συμπληρώνει τα στοιχεία τα οποία επιθυμεί να ενημερώσει και επιλέγει να επιβεβαιώσει.</text:span></text:p>
        </text:list-item>
        <text:list-item>
          <text:p text:style-name="P3"><text:span text:style-name="T1">Το σύστημα ελέγχει τα στοιχεία που υπέβαλε ο χρήστης.</text:span></text:p>
        </text:list-item>
        <text:list-item>
          <text:p text:style-name="P3"><text:span text:style-name="T1">Το σύστημα αποθηκεύει τις αλλαγές και ενημερώνεται.</text:span></text:p>
        </text:list-item>
        <text:list-item>
          <text:p text:style-name="P3"><text:span text:style-name="T1">Το σύστημα εμφανίζει μήνυμα <text:s/>ανάλογα με τις αλλαγές του χρήστης “</text:span>Username<text:span text:style-name="T1">/</text:span>P<text:span text:style-name="T1">assword change!” στην οθόνη του χρήστη.</text:span></text:p>
        </text:list-item>
      </text:list>
      <text:p text:style-name="P15"/>
      <text:p text:style-name="P15"/>
      <text:p text:style-name="P15"/>
      <text:p text:style-name="Standard"><text:span text:style-name="T1">Εναλλακτική ροή 1 </text:span></text:p>
      <text:p text:style-name="Standard"><text:span text:style-name="T1">6.1.1<text:tab/>Ο χρήστης συμπληρώνει τα στοιχεία που ζητούνται αλλά εισάγει λάθος κωδικό και επιλέγει να επιβαιβεώσει τις αλλαγες.</text:span></text:p>
      <text:p text:style-name="Standard"><text:span text:style-name="T1">6.1.2<text:tab/>Το σύστημα ελέγχει τον κωδικό του χρήστη και εμφανίζει μήνυμα “</text:span>Wrong<text:span text:style-name="T1"> password!” στην οθόνη του χρήστη.</text:span></text:p>
      <text:p text:style-name="Standard"><text:span text:style-name="T1">6.1.3<text:tab/>Το σύστημα οδηγεί τον χρήστη πίσω στο βήμα 5 της βασικής ροής της περίπτωσης χρήσης.</text:span></text:p>
      <text:p text:style-name="P15"><text:soft-page-break/></text:p>
      <text:p text:style-name="P15"/>
      <text:p text:style-name="Standard"><text:span text:style-name="T1">Εναλλακτική ροή 2</text:span></text:p>
      <text:p text:style-name="Standard"><text:span text:style-name="T1">6.2.1 <text:tab/>Ο χρήστης συμπληρώνει τα στοιχεία που ζητούνται αλλά οι 2 κωδικοί (</text:span>new<text:span text:style-name="T1"> </text:span>password<text:span text:style-name="T1">, </text:span>confirm<text:span text:style-name="T1"> </text:span>new<text:span text:style-name="T1"> </text:span>password<text:span text:style-name="T1">) δεν ταιριάζουν και επιλέγει να επιβαιβεώσει τις αλλαγες.</text:span></text:p>
      <text:p text:style-name="Standard"><text:span text:style-name="T1">6.2.2<text:tab/>Το σύστημα συγκρίνει τους 2 κωδικούς και επιστρέφει μήνυμα “</text:span>New<text:span text:style-name="T1"> </text:span>password<text:span text:style-name="T1"> </text:span>and<text:span text:style-name="T1"> </text:span>confirm<text:span text:style-name="T1"> </text:span>password<text:span text:style-name="T1"> </text:span>don<text:span text:style-name="T1">’</text:span>t<text:span text:style-name="T1"> </text:span>match<text:span text:style-name="T1">” στην οθόνη του χρήστη.</text:span></text:p>
      <text:p text:style-name="Standard"><text:span text:style-name="T1">6.2.3<text:tab/>Το σύστημα οδηγεί τον χρήστη στο βήμα 5 της βασικής ροής της περίπτωσης χρήσης.</text:span></text:p>
      <text:p text:style-name="P15"/>
      <text:p text:style-name="P15"/>
      <text:p text:style-name="Standard"><text:span text:style-name="T1">Εναλλακτική ροή 3</text:span></text:p>
      <text:p text:style-name="Standard"><text:span text:style-name="T1">7.3.1<text:tab/>Το σύστημα ελέγχει τα στοιχεία που υπέβαλε ο χρήστης αλλά δεν πλήρουν τις προδιαγραφές της εφαρμογης (πολύ απλός κώδικος).</text:span></text:p>
      <text:p text:style-name="Standard"><text:span text:style-name="T1">7.3.2<text:tab/>Το σύστημα οδηγεί τον χρήστη στο βήμα 5 της βασικής ροής της περίπτωσης χρήσης.</text:span></text:p>
      <text:p text:style-name="P15"/>
      <text:p text:style-name="P15"/>
      <text:p text:style-name="P15"/>
      <text:p text:style-name="Standard"><text:span text:style-name="T1">Εναλλακτική ροή 4</text:span></text:p>
      <text:p text:style-name="Standard"><text:span text:style-name="T1">6.4.1<text:tab/></text:span>O<text:span text:style-name="T1"> χρήστης επιλέγει να γυρίσει στην αρχική σελίδα.</text:span></text:p>
      <text:p text:style-name="Standard"><text:span text:style-name="T1">6.4.2<text:tab/>Το σύστημα τον οδηγεί στην αρχική σελίδα της εφαρμογής.</text:span></text:p>
      <text:p text:style-name="P15"/>
      <text:p text:style-name="P15"/>
      <text:p text:style-name="Standard"><text:span text:style-name="T1">2222222222222222222222222222222222222222222222222222222222222222222222222222222222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Standard"><text:soft-page-break/><text:span text:style-name="T4">Τίτλος</text:span><text:span text:style-name="T1">: </text:span>Find<text:span text:style-name="T1"> </text:span>Group<text:span text:style-name="T1">.</text:span></text:p>
      <text:p text:style-name="Standard"><text:span text:style-name="T4">Χειριστές</text:span><text:span text:style-name="T1">: Χρήστης</text:span></text:p>
      <text:p text:style-name="Standard"><text:span text:style-name="T4">Περιγραφή:</text:span><text:span text:style-name="T1"> Η περίπτωση χρήσης αρχίζει όταν κάποιος χρήστης επιλέξει “</text:span>Find<text:span text:style-name="T1"> </text:span>Group<text:span text:style-name="T1">”, του επιτρέπει <text:s/>να αναζητήσει </text:span>Group<text:span text:style-name="T1"> με βάση τα προσωπικά του γούστα και τελειώνει όταν κάνει </text:span>join<text:span text:style-name="T1"> σε κάποιο </text:span>Group<text:span text:style-name="T1"> ή όταν επιλέξει να επιστρέψει στην αρχική σελίδα.</text:span></text:p>
      <text:p text:style-name="P15"/>
      <text:p text:style-name="P15"/>
      <text:p text:style-name="Standard"><text:span text:style-name="T9">Find</text:span><text:span text:style-name="T10"> </text:span><text:span text:style-name="T9">Group</text:span></text:p>
      <text:p text:style-name="P15"/>
      <text:p text:style-name="P15"/>
      <text:p text:style-name="Standard"><text:span text:style-name="T1">ΒΑΣΙΚΗ ΡΟΗ:</text:span></text:p>
      <text:list xml:id="list1001926130" text:style-name="WWNum10">
        <text:list-item>
          <text:p text:style-name="P4"><text:span text:style-name="T1">Ο χρήστης πλοηγείτε στην κύρια σελίδα της εφαρμογής και επιλέγει το “</text:span>Find<text:span text:style-name="T1"> </text:span>Group<text:span text:style-name="T1">”.</text:span></text:p>
        </text:list-item>
        <text:list-item>
          <text:p text:style-name="P5"><text:span text:style-name="T1">Το σύστημα αντλεί τα δεδομένα </text:span><text:span text:style-name="T6">για τα υπάρχον</text:span><text:span text:style-name="T16"> group</text:span><text:span text:style-name="T1">.</text:span></text:p>
        </text:list-item>
        <text:list-item>
          <text:p text:style-name="P4"><text:span text:style-name="T1">Το σύστημα </text:span><text:span text:style-name="T7">εμφανίζει</text:span><text:span text:style-name="T1"> σελίδα όπου υπάρχουν όλα τα διαθέσιμα </text:span>Group<text:span text:style-name="T1"> με την επιλογή να κάνει </text:span>join<text:span text:style-name="T1"> σε αυτά και μία φόρμα εισαγωγής φίλτρων για ευκολότερη αναζήτηση </text:span>Group<text:span text:style-name="T1"> με την επιλογή “</text:span>Find<text:span text:style-name="T1"> </text:span>Groups<text:span text:style-name="T1">”. </text:span><text:span text:style-name="T7">Ε</text:span><text:span text:style-name="T1">πιπλέον υπάρχει η επιλογή να γυρίσει στην αρχική σελίδα της εφαρμογής.</text:span></text:p>
        </text:list-item>
        <text:list-item>
          <text:p text:style-name="P4"><text:span text:style-name="T1">Ο χρήστης συμπληρώνει τα φίλτρα αναζήτησης και επιλέγει “</text:span>Find<text:span text:style-name="T1"> </text:span>Groups<text:span text:style-name="T1">”.</text:span></text:p>
        </text:list-item>
        <text:list-item>
          <text:p text:style-name="P9"><text:span text:style-name="T1">Το σύστημα ελέγχει τα στοιχεία που υπέβαλε ως φίλτρα ο χρήστης και τα ταιριάζει με αυτά που έχει αντλήσει.</text:span></text:p>
        </text:list-item>
        <text:list-item>
          <text:p text:style-name="P4"><text:span text:style-name="T1">Το σύστημα επαναφορτίζει τη σελίδα σύμφωνα με τα φίλτρα αναζήτησης που υπέβαλε ο χρήστης και εμφανίζει μόνο τα </text:span>Group<text:span text:style-name="T1"> τα οποία συμφωνούν με τα φίλτρα.</text:span></text:p>
        </text:list-item>
        <text:list-item>
          <text:p text:style-name="P4"><text:span text:style-name="T1">Ο χρήστης επιλέγει να κάνει </text:span>j<text:span text:style-name="T1">oin σε κάποιο από τα </text:span>Groups<text:span text:style-name="T1"> ιδιωτικού γηπέδου.</text:span></text:p>
        </text:list-item>
        <text:list-item>
          <text:p text:style-name="P9"><text:span text:style-name="T1">Το σύστημα υπολογίζει το ποσό που αντιστοιχεί στον χρήστη μεσώ των στοιχείων του </text:span><text:span text:style-name="T15">group </text:span><text:span text:style-name="T1">που επιλεγεί (άτομα, τιμή γηπέδου).</text:span></text:p>
        </text:list-item>
        <text:list-item>
          <text:p text:style-name="P4"><text:span text:style-name="T1">Το σύστημα οδηγεί τον χρήστη στην σελίδα πληρωμής όπου του ζητάει να εισάγει τα στοιχεία της κάρτας του και να αποδεχτεί ότι όταν το </text:span>Group<text:span text:style-name="T1"> γεμίσει με τα απαιτούμενα άτομα και ο δημιουργός του </text:span>Group<text:span text:style-name="T1"> πατήσει “</text:span>ready<text:span text:style-name="T1">” θα γίνει αυτόματη πληρωμή για το ποσό που του αναλογεί (</text:span><text:span text:style-name="T7">εμφανίζεται και</text:span><text:span text:style-name="T1"> στην οθόνη).</text:span></text:p>
        </text:list-item>
        <text:list-item>
          <text:p text:style-name="P4"><text:span text:style-name="T1">Ο χρήστης εισάγει τα στοιχεία της κάρτας του και αποδέχεται.</text:span></text:p>
        </text:list-item>
        <text:list-item>
          <text:p text:style-name="P9"><text:span text:style-name="T1">Το σύστημα ελέγχει αν τα στοιχεία τις κάρτας είναι έγκυρα <text:s/>(πληρούν συνθήκες στοιχείων κάρτας).</text:span></text:p>
        </text:list-item>
        <text:list-item>
          <text:p text:style-name="P6"><text:span text:style-name="T1">Το σύστημα αποθηκεύει τις αλλαγές και ενημερώνεται.</text:span></text:p>
        </text:list-item>
        <text:list-item>
          <text:p text:style-name="P4"><text:span text:style-name="T1">Το σύστημα εμφανίζει μήνυμα “</text:span>Success<text:span text:style-name="T1"> </text:span>Join<text:span text:style-name="T1">!” στην οθόνη του χρήστη.</text:span></text:p>
        </text:list-item>
        <text:list-item>
          <text:p text:style-name="P4"><text:span text:style-name="T1">Το σύστημα εισάγει μήνυμα υπενθύμισης στην αρχική οθόνη του χρήστη που υπάρχει έως τη μέρα και ώρα που έχει οριστεί το γεγονός από το </text:span>Group<text:span text:style-name="T1">.</text:span></text:p>
        </text:list-item>
      </text:list>
      <text:p text:style-name="P15"/>
      <text:p text:style-name="P15"/>
      <text:p text:style-name="Standard"><text:soft-page-break/><text:span text:style-name="T1">Εναλλακτική ροή 1</text:span></text:p>
      <text:p text:style-name="Standard"><text:span text:style-name="T1">3.1.1<text:tab/></text:span>O<text:span text:style-name="T1"> χρήστης επιλέγει να κάνει </text:span>j<text:span text:style-name="T1">oin σε υπάρχον </text:span>Group<text:span text:style-name="T1"> δημόσιου γηπέδου (χωρίς να εισάγει φίλτρα).</text:span></text:p>
      <text:p text:style-name="Standard"><text:span text:style-name="T1">3.1.2<text:tab/>Η εναλλακτική ροή μεταβαίνει στην εναλλακτική ροή 4.</text:span></text:p>
      <text:p text:style-name="P15"/>
      <text:p text:style-name="Standard"><text:span text:style-name="T1">Εναλλακτική ροή 2</text:span></text:p>
      <text:p text:style-name="Standard"><text:span text:style-name="T1">3.2.1<text:tab/></text:span>O<text:span text:style-name="T1"> χρήστης επιλέγει να κάνει </text:span>j<text:span text:style-name="T1">oin σε υπάρχον </text:span>Group<text:span text:style-name="T1"> ιδιωτικού γηπέδου (χωρίς να εισάγει φίλτρα).</text:span></text:p>
      <text:p text:style-name="Standard"><text:span text:style-name="T1">3.2.2<text:tab/>Η εναλλακτική ροή μεταβαίνει στο βήμα </text:span><text:span text:style-name="T8">7</text:span><text:span text:style-name="T1"> της βασικής ροής.</text:span></text:p>
      <text:p text:style-name="P15"/>
      <text:p text:style-name="Standard"><text:span text:style-name="T1">Εναλλακτική ροή 3</text:span></text:p>
      <text:p text:style-name="P17"><text:span text:style-name="T8">5</text:span><text:span text:style-name="T1">.3.1<text:tab/></text:span><text:span text:style-name="T7">Το σύστημα ελέγχει τα στοιχεία που υπέβαλε ως φίλτρα ο χρήστης </text:span><text:span text:style-name="T8">αλλά δεν μπορεί να βρεί</text:span><text:span text:style-name="T18"> group</text:span><text:span text:style-name="T17"> </text:span><text:span text:style-name="T8">από</text:span><text:span text:style-name="T7"> αυτά που έχει αντλήσει </text:span><text:span text:style-name="T8">σύμφωνα με τα φίλτρα.</text:span></text:p>
      <text:p text:style-name="Standard"><text:span text:style-name="T8">5</text:span><text:span text:style-name="T1">.3.2<text:tab/>Το σύστημα εμφανίζει μήνυμα “</text:span>We<text:span text:style-name="T1"> </text:span>are<text:span text:style-name="T1"> </text:span>sorry<text:span text:style-name="T1">, </text:span>no<text:span text:style-name="T1"> </text:span>groups<text:span text:style-name="T1"> </text:span>for<text:span text:style-name="T1"> </text:span>those<text:span text:style-name="T1"> </text:span>filters<text:span text:style-name="T1"> </text:span>add<text:span text:style-name="T1"> </text:span>new<text:span text:style-name="T1"> </text:span>filters<text:span text:style-name="T1">”.</text:span></text:p>
      <text:p text:style-name="P17"><text:span text:style-name="T8">5</text:span><text:span text:style-name="T1">.3.3<text:tab/>Το σύστημα οδηγεί τον χρήστη στο βήμα </text:span><text:span text:style-name="T8">3</text:span><text:span text:style-name="T1"> της βασικής ροής της περίπτωσης χρήσης.</text:span></text:p>
      <text:p text:style-name="P15"/>
      <text:p text:style-name="Standard"><text:span text:style-name="T1">Εναλλακτική ροή 4</text:span></text:p>
      <text:list xml:id="list2788549343" text:style-name="WWNum34">
        <text:list-item>
          <text:list>
            <text:list-item>
              <text:list>
                <text:list-header>
                  <text:p text:style-name="P13"><text:span text:style-name="T19">7.</text:span><text:span text:style-name="T8">4.1<text:tab/></text:span>O<text:span text:style-name="T1"> χρήστης επιλέγει να κάνει </text:span>join<text:span text:style-name="T1"> σε </text:span>Group<text:span text:style-name="T1"> δημόσιου γηπέδου.</text:span></text:p>
                </text:list-header>
              </text:list>
            </text:list-item>
          </text:list>
        </text:list-item>
      </text:list>
      <text:p text:style-name="P17"><text:span text:style-name="T8">7</text:span><text:span text:style-name="T1">.4.2<text:tab/>Το σύστημα αποθηκεύει τις αλλαγές και ενημερώνεται.</text:span></text:p>
      <text:list xml:id="list162820419950899" text:continue-list="list1001926130" text:style-name="WWNum10">
        <text:list-header>
          <text:p text:style-name="P12"><text:span text:style-name="T8">7</text:span><text:span text:style-name="T1">.4.</text:span><text:span text:style-name="T8">3<text:tab/></text:span><text:span text:style-name="T1">Το σύστημα εμφανίζει μήνυμα “</text:span>Success<text:span text:style-name="T1"> </text:span>Join<text:span text:style-name="T1">!” στην οθόνη του χρήστη.</text:span></text:p>
        </text:list-header>
      </text:list>
      <text:p text:style-name="P17"><text:span text:style-name="T8">7</text:span><text:span text:style-name="T1">.4.</text:span><text:span text:style-name="T8">4<text:tab/></text:span><text:span text:style-name="T1">Το σύστημα εισάγει μήνυμα υπενθύμισης στην αρχική οθόνη του χρήστη που υπάρχει έως τη μέρα και ώρα που έχει οριστεί το γεγονός από το Group.</text:span></text:p>
      <text:p text:style-name="Standard"><text:span text:style-name="T1"/></text:p>
      <text:p text:style-name="P15"/>
      <text:p text:style-name="Standard"><text:span text:style-name="T1">Εναλλακτική ροή 5</text:span></text:p>
      <text:p text:style-name="Standard"><text:span text:style-name="T8">10</text:span><text:span text:style-name="T1">.5.1 <text:s/><text:tab/>Ο χρήστης εισάγει λάθος κάποιο στοιχείο της κάρτας του .</text:span></text:p>
      <text:p text:style-name="P17"><text:span text:style-name="T8">10</text:span><text:span text:style-name="T1">.6.2 <text:s text:c="4"/></text:span><text:span text:style-name="T7">Το σύστημα ελέγχει αν τα στοιχεία τις κάρτας είναι έγκυρα <text:s/>(πληρούν συνθήκες στοιχείων κάρτας).</text:span></text:p>
      <text:p text:style-name="P17"><text:span text:style-name="T8">10</text:span><text:span text:style-name="T1">.6.</text:span><text:span text:style-name="T8">3<text:tab/></text:span><text:span text:style-name="T7">Το σύστημα </text:span><text:span text:style-name="T1">επιστρέφει μήνυμα “</text:span>Invalid<text:span text:style-name="T1"> </text:span>card<text:span text:style-name="T1">” στην οθόνη του χρήστη.</text:span></text:p>
      <text:list xml:id="list1471601617" text:style-name="WWNum29">
        <text:list-item>
          <text:list>
            <text:list-item>
              <text:list>
                <text:list-header>
                  <text:p text:style-name="P14"><text:span text:style-name="T8">10.6.4<text:tab/></text:span><text:span text:style-name="T1">Το σύστημα οδηγεί τον χρήστη πίσω στο βήμα </text:span><text:span text:style-name="T8">9</text:span><text:span text:style-name="T1"> της βασικής ροής της περίπτωσης χρήσης.</text:span></text:p>
                </text:list-header>
              </text:list>
            </text:list-item>
          </text:list>
        </text:list-item>
      </text:list>
      <text:p text:style-name="P15"><text:soft-page-break/></text:p>
      <text:p text:style-name="P15"/>
      <text:p text:style-name="Standard"><text:span text:style-name="T1">Εναλλακτική ροή 6</text:span></text:p>
      <text:p text:style-name="Standard"><text:span text:style-name="T1">3.6.1<text:tab/></text:span>O<text:span text:style-name="T1"> χρήστης επιλέγει να γυρίσει στην αρχική σελίδα.</text:span></text:p>
      <text:p text:style-name="Standard"><text:span text:style-name="T1">3.6.2<text:tab/>Το σύστημα τον οδηγεί στην αρχική σελίδα της εφαρμογής.</text:span></text:p>
      <text:p text:style-name="P15"/>
      <text:p text:style-name="P15"/>
      <text:p text:style-name="P15"/>
      <text:p text:style-name="Standard"><text:span text:style-name="T1">33333333333333333333333333333333333333333333333333333333333333333333333333333333333</text:span></text:p>
      <text:p text:style-name="P15"/>
      <text:p text:style-name="P15"/>
      <text:p text:style-name="P15"/>
      <text:p text:style-name="P15"/>
      <text:p text:style-name="P15"/>
      <text:p text:style-name="Standard"><text:span text:style-name="T4">Τίτλος</text:span><text:span text:style-name="T1">: </text:span>Create<text:span text:style-name="T1"> </text:span>Group</text:p>
      <text:p text:style-name="Standard"><text:span text:style-name="T4">Χειριστές</text:span><text:span text:style-name="T1">: Χρήστης</text:span></text:p>
      <text:p text:style-name="Standard"><text:span text:style-name="T4">Περιγραφή:</text:span><text:span text:style-name="T1"> Η περίπτωση χρήσης αρχίζει όταν κάποιος χρήστης επιλέξει “</text:span>Create<text:span text:style-name="T1"> </text:span>Group<text:span text:style-name="T1">” και του επιτρέπει να δημιουργήσει </text:span>group<text:span text:style-name="T1"> με βάση τα προσωπικά του γούστα και επιπλέον έχει την δυνατότητα να προσκαλέσει φίλους του στο </text:span>group<text:span text:style-name="T1"> του μετα την δημιουργία του (ως δευτερεύον χρήση) και τελειώνει όταν κάνει δημιουργήσει </text:span>group<text:span text:style-name="T1"> ή όταν επιλέξει να επιστρέψει στην αρχική σελίδα.</text:span></text:p>
      <text:p text:style-name="P15"/>
      <text:p text:style-name="P15"/>
      <text:p text:style-name="P15"/>
      <text:p text:style-name="Standard"><text:span text:style-name="T11">Create</text:span><text:span text:style-name="T12"> </text:span><text:span text:style-name="T11">Group</text:span></text:p>
      <text:p text:style-name="P15"/>
      <text:p text:style-name="Standard"><text:span text:style-name="T1">ΒΑΣΙΚΗ ΡΟΗ:</text:span></text:p>
      <text:list xml:id="list1932452664" text:style-name="WWNum16">
        <text:list-item>
          <text:p text:style-name="P7"><text:span text:style-name="T1">Ο χρήστης πλοηγείτε στην κύρια σελίδα της εφαρμογής και επιλέγει το “</text:span>Create<text:span text:style-name="T1"> </text:span>Group<text:span text:style-name="T1">”.</text:span></text:p>
        </text:list-item>
        <text:list-item>
          <text:p text:style-name="P7"><text:span text:style-name="T1">Το σύστημα εμφανίζει σελίδα όπου μπορεί να δημιουργήσει </text:span>group<text:span text:style-name="T1"> για ιδιωτικό και δημόσιο και να επιστρέψει στην αρχική σελίδα.</text:span></text:p>
        </text:list-item>
        <text:list-item>
          <text:p text:style-name="P7"><text:span text:style-name="T1">Ο χρήστης επιλέγει να δημιουργήσει </text:span>group<text:span text:style-name="T1"> για ιδιωτικό γήπεδο.</text:span></text:p>
        </text:list-item>
        <text:list-item>
          <text:p text:style-name="P7"><text:soft-page-break/><text:span text:style-name="T1">Το σύστημα τον οδηγεί σε σελίδα με φόρμα εισαγωγής με τα απαιτούμενα στοιχεία για δημιουργία </text:span>Group<text:span text:style-name="T1"> (πχ άθλημα, ημερομηνία, ώρα, αριθμός παικτών και γήπεδο από αυτά που είναι διαθέσιμα και πληρούν τα κριτήρια του </text:span>Group<text:span text:style-name="T1">), την επιλογή να επιβεβαιώσει την δημιουργία <text:s/></text:span>group<text:span text:style-name="T1"> με τα στοιχεία που συμπλήρωσε στην φόρμα εισαγωγής και την επιλογή να γυρίσει στην αρχική σελίδα.</text:span></text:p>
        </text:list-item>
        <text:list-item>
          <text:p text:style-name="P7"><text:span text:style-name="T1">Ο χρήστης συμπληρώνει τα στοιχεία που ζητούνται και επιλέγει να επιβεβαιώσει την δημιουργία </text:span>group<text:span text:style-name="T1">.</text:span></text:p>
        </text:list-item>
        <text:list-item>
          <text:p text:style-name="P7"><text:span text:style-name="T1">Το σύστημα οδηγεί τον χρήστη στην σελίδα πληρωμής όπου του ζητάει να εισάγει τα στοιχεία της κάρτας του και να αποδεχτεί ότι όταν το </text:span>Group<text:span text:style-name="T1"> γεμίσει με τα απαιτούμενα άτομα και ο δημιουργός του </text:span>Group<text:span text:style-name="T1"> πατήσει “</text:span>ready<text:span text:style-name="T1">” θα γίνει αυτόματη πληρωμή για το ποσό που του αναλογεί (αναγράφεται στην οθόνη).</text:span></text:p>
        </text:list-item>
        <text:list-item>
          <text:p text:style-name="P7"><text:span text:style-name="T1">Ο χρήστης εισάγει τα στοιχεία της κάρτας του και αποδέχεται.</text:span></text:p>
        </text:list-item>
        <text:list-item>
          <text:p text:style-name="P7"><text:span text:style-name="T1">Το σύστημα προσθέτει τις αλλαγές στην βάση δεδομένων και ενημερώνει τις απαιτούμενες σελίδες της εφαρμογής.</text:span></text:p>
        </text:list-item>
        <text:list-item>
          <text:p text:style-name="P7"><text:span text:style-name="T1">Το σύστημα εμφανίζει μήνυμα “</text:span>Success<text:span text:style-name="T1"> </text:span>Join<text:span text:style-name="T1">!” στην οθόνη του χρήστη και την δυνατότητα να προσκαλέσει τους φίλους του.</text:span></text:p>
        </text:list-item>
        <text:list-item>
          <text:p text:style-name="P7"><text:span text:style-name="T1">Το σύστημα εισάγει μήνυμα υπενθυμίσης στην αρχική οθόνη του χρήστη που υπάρχει έως τη μέρα και ώρα που έχει οριστεί το γεγονός από το </text:span>Group<text:span text:style-name="T1">.</text:span></text:p>
        </text:list-item>
      </text:list>
      <text:p text:style-name="P15"/>
      <text:p text:style-name="P15"/>
      <text:p text:style-name="Standard"><text:span text:style-name="T1">Εναλλακτική ροή 1</text:span></text:p>
      <text:p text:style-name="Standard"><text:span text:style-name="T1">3.1.1<text:tab/>Ο χρήστης επιλέγει να δημιουργήσει </text:span>group<text:span text:style-name="T1"> για δημόσιο γήπεδο.</text:span></text:p>
      <text:p text:style-name="Standard"><text:span text:style-name="T1">3.1.2<text:tab/>Το σύστημα τον οδηγεί σε σελίδα με φόρμα εισαγωγής με τα απαιτούμενα στοιχεία για δημιουργία </text:span>Group<text:span text:style-name="T1"> (άθλημα, ημερομηνία, ώρα, αριθμός παικτών και γήπεδο – όλα τα κοντινά του γήπεδα), την επιλογή να επιβεβαιώσει την δημιουργία <text:s/></text:span>group<text:span text:style-name="T1"> με τα στοιχεία που συμπλήρωσε στην φόρμα εισαγωγής και τις επιλογές να γυρίσει στην αρχική σελίδα και να προσκαλέσει τους φίλους του.</text:span></text:p>
      <text:p text:style-name="Standard"><text:span text:style-name="T1">3.1.3<text:tab/>Ο χρήστης συμπληρώνει τα στοιχεία που ζητούνται και επιλέγει να επιβεβαιώσει την δημιουργία </text:span>group<text:span text:style-name="T1">.</text:span></text:p>
      <text:p text:style-name="Standard"><text:span text:style-name="T1">3.1.4<text:tab/>Το σύστημα προσθέτει τις αλλαγές στην βάση δεδομένων και ενημερώνει τις απαιτούμενες σελίδες της εφαρμογής.</text:span></text:p>
      <text:p text:style-name="Standard"><text:span text:style-name="T1">3.1.5<text:tab/>Το σύστημα εμφανίζει μήνυμα “</text:span>Success<text:span text:style-name="T1"> </text:span>Join<text:span text:style-name="T1">!” στην οθόνη του χρήστη και την δυνατότητα να προσκαλέσει τους φίλους του.</text:span></text:p>
      <text:p text:style-name="Standard"><text:span text:style-name="T1">3.1.6<text:tab/>Το σύστημα εισάγει μήνυμα υπενθυμίσης στην αρχική οθόνη του χρήστη που υπάρχει έως τη μέρα και ώρα που έχει οριστεί το γεγονός από το </text:span>Group<text:span text:style-name="T1">.</text:span></text:p>
      <text:p text:style-name="P16"/>
      <text:p text:style-name="P16"/>
      <text:p text:style-name="Standard"><text:span text:style-name="T3">Εναλλακτική ροή 2</text:span></text:p>
      <text:p text:style-name="Standard"><text:soft-page-break/><text:span text:style-name="T3">5.2.1 <text:tab/>Ο χρήστης δεν συμπληρώνει όλα τα στοιχεία <text:s/>που ζητούνται και επιλέγει να δημιουργήσει </text:span><text:span text:style-name="T13">group</text:span><text:span text:style-name="T3">(είτε στο βήμα 7 της βασικης ροής είτε στο βήμα 3.1.5 της εναλλακτικής ροής 1).</text:span></text:p>
      <text:p text:style-name="Standard"><text:span text:style-name="T3">5.2.2 <text:tab/>Το σύστημα εμφανίζει μήνυμα “</text:span><text:span text:style-name="T13">All</text:span><text:span text:style-name="T3"> </text:span><text:span text:style-name="T13">fields</text:span><text:span text:style-name="T3"> </text:span><text:span text:style-name="T13">are</text:span><text:span text:style-name="T3"> </text:span><text:span text:style-name="T13">required</text:span><text:span text:style-name="T3">!”.</text:span></text:p>
      <text:p text:style-name="Standard"><text:span text:style-name="T3">5.2.3<text:tab/>Το σύστημα επιστρέφει τον χρήστη στην φόρμα εισαγωγής <text:s/>είτε στο βήμα 4 βασικής ροής (αν βρίσκεται στο βήμα 7 της βασικης ροής) είτε στο βήμα 3.1.2 εναλλακτικής ροής 1 (αν βρίσκεται στο βήμα 3.1.5 της βασικης ροής εναλλακτικής ροής 1).</text:span></text:p>
      <text:p text:style-name="P15"/>
      <text:p text:style-name="Standard"><text:span text:style-name="T1">Εναλλακτική ροή 2</text:span></text:p>
      <text:p text:style-name="Standard"><text:span text:style-name="T1">5.2.1<text:tab/>Ο χρήστης δεν συμπληρώνει όλα τα στοιχεία <text:s/>που ζητούνται και επιλέγει να δημιουργήσει </text:span>group<text:span text:style-name="T1"> (στο βήμα 7 της βασικης ροής δηλαδη για </text:span>group<text:span text:style-name="T1"> σε ιδιωτικό γήπεδο).</text:span></text:p>
      <text:p text:style-name="Standard"><text:span text:style-name="T1">5.2.2<text:tab/>Το σύστημα εμφανίζει μήνυμα “</text:span>All<text:span text:style-name="T1"> </text:span>fields<text:span text:style-name="T1"> </text:span>are<text:span text:style-name="T1"> </text:span>required<text:span text:style-name="T1">!”.</text:span></text:p>
      <text:p text:style-name="Standard"><text:span text:style-name="T1">5.2.3<text:tab/>Η περίπτωση χρήσης μεταβαίνει στο βήμα 4 βασικής ροής.</text:span></text:p>
      <text:p text:style-name="P15"/>
      <text:p text:style-name="Standard"><text:span text:style-name="T1">Εναλλακτική ροή 3</text:span></text:p>
      <text:p text:style-name="Standard"><text:span text:style-name="T1">3.1.3.1<text:tab/> Ο χρήστης δεν συμπληρώνει όλα τα στοιχεία <text:s/>που ζητούνται και επιλέγει να δημιουργήσει </text:span>group<text:span text:style-name="T1"> (στο βήμα 3.1.5 της εναλλακτικής ροής 1 δηλαδη για </text:span>group<text:span text:style-name="T1"> σε δημόσιο γήπεδο).</text:span></text:p>
      <text:p text:style-name="Standard"><text:span text:style-name="T1">3.1.3.1<text:tab/>Το σύστημα εμφανίζει μήνυμα “</text:span>All<text:span text:style-name="T1"> </text:span>fields<text:span text:style-name="T1"> </text:span>are<text:span text:style-name="T1"> </text:span>required<text:span text:style-name="T1">!”.</text:span></text:p>
      <text:p text:style-name="Standard"><text:span text:style-name="T1">3.1.3.3<text:tab/>Η περίπτωση χρήσης μεταβαίνει στο βήμα 3.1.5 της εναλλακτικής ροής 1.</text:span></text:p>
      <text:p text:style-name="P15"/>
      <text:p text:style-name="Standard"><text:span text:style-name="T1">Εναλλακτική ροή 4</text:span></text:p>
      <text:p text:style-name="Standard"><text:span text:style-name="T1">3.4.1<text:tab/></text:span>O<text:span text:style-name="T1"> χρήστης επιλέγει να γυρίσει στην αρχική σελίδα.</text:span></text:p>
      <text:p text:style-name="Standard"><text:span text:style-name="T1">3.4.2<text:tab/>Το σύστημα τον οδηγεί στην αρχική σελίδα της εφαρμογής.</text:span></text:p>
      <text:p text:style-name="P15"/>
      <text:p text:style-name="Standard"><text:span text:style-name="T1">Εναλλακτική ροή 5</text:span></text:p>
      <text:p text:style-name="Standard"><text:span text:style-name="T1">9.5.1<text:tab/>Επιλέγει να προσκαλέσει φίλους του</text:span><text:span text:style-name="T3"> (είτε στο βημα 9 της βασικής ροής είτε στο βήμα 3.1.5 της εναλλακτικής ροής 1) <text:s/></text:span><text:span text:style-name="T1">χωρίς να έχει φίλους.</text:span></text:p>
      <text:p text:style-name="Standard"><text:span text:style-name="T1">9.5.2<text:tab/>Το σύστημα προβάλει μήνυμα “</text:span>No<text:span text:style-name="T1"> </text:span>friends<text:span text:style-name="T1"> </text:span>yet<text:span text:style-name="T1">” και την επιλογή να γυρίσει στην αρχική σελίδα.</text:span></text:p>
      <text:p text:style-name="P15"/>
      <text:p text:style-name="Standard"><text:span text:style-name="T1">Εναλλακτική ροή 6</text:span></text:p>
      <text:p text:style-name="Standard"><text:span text:style-name="T1">9.6.1<text:tab/>Ο χρήστης επιλέγει να προσκαλέσει τους φίλους του.</text:span></text:p>
      <text:p text:style-name="Standard"><text:span text:style-name="T1">9.6.2<text:tab/>Το σύστημα προβάλει όλους τους φίλους του και την επιλογή να τους προσκαλέσει.</text:span></text:p>
      <text:p text:style-name="Standard"><text:soft-page-break/><text:span text:style-name="T1">9.6.3<text:tab/>Ο χρήστης προσκαλεί όσους από αυτούς επιθυμεί.</text:span></text:p>
      <text:p text:style-name="Standard"><text:span text:style-name="T1">9.6.4<text:tab/>Το σύστημα προσθέτει τις αλλαγές στην βάση δεδομένων και ενημερώνει τους προσκεκλημένους χρήστες ειγάγοντας μηνύμα – πρόσκληση στην αρχικη σελίδα τους.</text:span></text:p>
      <text:p text:style-name="P15"/>
      <text:p text:style-name="P15"/>
      <text:p text:style-name="P15"/>
      <text:p text:style-name="Standard"><text:span text:style-name="T1">44444444444444444444444444444444444444444444444444444444444444444444444444444444444</text:span></text:p>
      <text:p text:style-name="P15"/>
      <text:p text:style-name="P15"/>
      <text:p text:style-name="P15"/>
      <text:p text:style-name="P15"/>
      <text:p text:style-name="P15"/>
      <text:p text:style-name="Standard"><text:span text:style-name="T4">Τίτλος</text:span><text:span text:style-name="T1">: </text:span>Manage<text:span text:style-name="T1"> </text:span>MyGroup<text:span text:style-name="T1"> </text:span></text:p>
      <text:p text:style-name="Standard"><text:span text:style-name="T4">Χειριστές</text:span><text:span text:style-name="T1">: Χρήστης</text:span></text:p>
      <text:p text:style-name="Standard"><text:span text:style-name="T4">Περιγραφή:</text:span><text:span text:style-name="T1"> Η περίπτωση χρήσης αρχίζει όταν κάποιος χρήστης επιλέξει “ </text:span>Manage<text:span text:style-name="T1"> </text:span>MyGroup<text:span text:style-name="T1">” και του επιτρέπει να διαχειριστεί το τρέχον </text:span>group<text:span text:style-name="T1"> του και επιπλέον έχει την δυνατότητα να προσκαλέσει φίλους του στο </text:span>group<text:span text:style-name="T1"> του (ως δευτερεύον χρήση) και τελειώνει πραγματοποιήσει τις ενεργειές που θέλει για το </text:span>group<text:span text:style-name="T1"> του και επιλέξει να επιστρέψει στην αρχική σελίδα.</text:span></text:p>
      <text:p text:style-name="P15"/>
      <text:p text:style-name="P15"/>
      <text:p text:style-name="Standard"><text:span text:style-name="T9">MANAGE MYGROUP</text:span></text:p>
      <text:p text:style-name="Standard"><text:span text:style-name="T1">ΒΑΣΙΚΗ</text:span> <text:span text:style-name="T1">ΡΟΗ</text:span> MANAGE MYGROUP:</text:p>
      <text:p text:style-name="Standard"/>
      <text:list xml:id="list261080363" text:style-name="WWNum31">
        <text:list-item>
          <text:p text:style-name="P8"><text:span text:style-name="T1">Ο χρήστης πλοηγείτε στην κύρια σελίδα της εφαρμογής και επιλέγει το “</text:span>Manage<text:span text:style-name="T1"> </text:span>MyGroup<text:span text:style-name="T1"> ”.</text:span></text:p>
        </text:list-item>
        <text:list-item>
          <text:p text:style-name="P8"><text:span text:style-name="T1">Το σύστημα εμφανίζει σελίδα όπου μπορεί να δεί τα τρέχον </text:span>group<text:span text:style-name="T1"> του (μόνο αν είναι δημιουργός) και να έχει τις επιλογές να προσκαλέσει φίλους του, να διώξει κάποιον από το </text:span>group<text:span text:style-name="T1"> του και να επιστρέψει στην αρχική σελίδα της εφαρμογής. Μόνο σε περίπτωση όπου το </text:span>group<text:span text:style-name="T1"> είναι γεμάτο έχει την δυνατότητα να πατήσει <text:s/>“</text:span>ready<text:span text:style-name="T1">”.</text:span></text:p>
        </text:list-item>
        <text:list-item>
          <text:p text:style-name="P8"><text:span text:style-name="T1">Ο χρήστης επιλέγει να διώξει κάποιον από το </text:span>group<text:span text:style-name="T1"> του.</text:span></text:p>
        </text:list-item>
        <text:list-item>
          <text:p text:style-name="P8"><text:span text:style-name="T1">Το σύστημα εμφανίζει μήνυμα (</text:span>alert<text:span text:style-name="T1">) “</text:span>Are<text:span text:style-name="T1"> </text:span>you<text:span text:style-name="T1"> </text:span>sure<text:span text:style-name="T1"> </text:span>you<text:span text:style-name="T1"> </text:span>want<text:span text:style-name="T1"> </text:span>to<text:span text:style-name="T1"> </text:span>kick<text:span text:style-name="T1"> </text:span>this<text:span text:style-name="T1"> </text:span>friend<text:span text:style-name="T1">?” με τις επιλογες να δεχτεί ή να απορρίψει.</text:span></text:p>
        </text:list-item>
        <text:list-item>
          <text:p text:style-name="P8"><text:span text:style-name="T1">Ο χρήστης επιλέγει να δεχτεί να διώξει κάποιον από το </text:span>group<text:span text:style-name="T1"> του.</text:span></text:p>
        </text:list-item>
        <text:list-item>
          <text:p text:style-name="P8"><text:soft-page-break/><text:span text:style-name="T1">Το σύστημα προσθέτει τις αλλαγές στην βάση δεδομένων και ενημερώνει τις απαιτούμενες σελίδες της εφαρμογής.</text:span></text:p>
        </text:list-item>
        <text:list-item>
          <text:p text:style-name="P8"><text:span text:style-name="T1">Το σύστημα εμφανίζει μήνυμα “</text:span>player<text:span text:style-name="T1"> </text:span><text:span text:style-name="T14">username</text:span><text:span text:style-name="T5"> </text:span>has<text:span text:style-name="T1"> </text:span>been<text:span text:style-name="T1"> </text:span>kicked<text:span text:style-name="T1">!” στην οθόνη του χρήστη και την επιλογή να επιστρέψει στην αρχική σελίδα της εφαρμογής.</text:span></text:p>
        </text:list-item>
      </text:list>
      <text:p text:style-name="P15"/>
      <text:p text:style-name="P15"/>
      <text:p text:style-name="Standard"><text:span text:style-name="T3">Εναλλακτική ροή 1</text:span></text:p>
      <text:list xml:id="list162820114236812" text:continue-list="list2103758880" text:style-name="WWNum33">
        <text:list-item>
          <text:list>
            <text:list-item>
              <text:list>
                <text:list-item>
                  <text:p text:style-name="P1"><text:span text:style-name="T3">Ο χρήστης επιλέγει να προσκαλέσει τους φίλους του.</text:span></text:p>
                </text:list-item>
                <text:list-item>
                  <text:p text:style-name="P1"><text:span text:style-name="T3">Η περίπτωση χρήσης μεταβαίνει στην εναλλακτκή ροή 6 της περίπτωσης χρήσης </text:span><text:span text:style-name="T13">Create</text:span><text:span text:style-name="T3"> </text:span><text:span text:style-name="T13">Group</text:span><text:span text:style-name="T3">.</text:span></text:p>
                </text:list-item>
              </text:list>
            </text:list-item>
          </text:list>
        </text:list-item>
      </text:list>
      <text:p text:style-name="P15"/>
      <text:p text:style-name="Standard"><text:span text:style-name="T1">Εναλλακτική ροή 1</text:span></text:p>
      <text:list xml:id="list162820075387639" text:continue-numbering="true" text:style-name="WWNum33">
        <text:list-item>
          <text:list>
            <text:list-item>
              <text:list>
                <text:list-item>
                  <text:p text:style-name="P1"><text:span text:style-name="T1">Ο χρήστης επιλέγει να προσκαλέσει τους φίλους του.</text:span></text:p>
                </text:list-item>
                <text:list-item>
                  <text:p text:style-name="P1"><text:span text:style-name="T1">Το σύστημα προβάλει όλους τους φίλους του και την επιλογή να τους προσκαλέσει.</text:span></text:p>
                </text:list-item>
                <text:list-item>
                  <text:p text:style-name="P1"><text:span text:style-name="T1">Ο χρήστης προσκαλεί όσους από αυτούς επιθυμεί.</text:span></text:p>
                </text:list-item>
                <text:list-item>
                  <text:p text:style-name="P1"><text:span text:style-name="T1">Το σύστημα προσθέτει τις αλλαγές στην βάση δεδομένων και ενημερώνει τους προσκεκλημένους χρήστες ειγάγοντας μηνύμα – πρόσκληση στην αρχικη σελίδα τους</text:span></text:p>
                </text:list-item>
              </text:list>
            </text:list-item>
          </text:list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Standard"><text:span text:style-name="T1">Εναλλακτική ροή 2</text:span></text:p>
      <text:p text:style-name="Standard"><text:span text:style-name="T1">5.2.1<text:tab/>Ο χρήστης επιλέγει να απορρίψει να διώξει κάποιον από το </text:span>group<text:span text:style-name="T1"> του.</text:span></text:p>
      <text:p text:style-name="Standard"><text:span text:style-name="T1">5.2.2<text:tab/>Η περίπτωση χρήσης μεταβαίνει στο βήμα 2 της βασικής ροής.</text:span></text:p>
      <text:p text:style-name="P15"/>
      <text:p text:style-name="P15"/>
      <text:p text:style-name="Standard"><text:span text:style-name="T1">Εναλλακτική ροή 3</text:span></text:p>
      <text:p text:style-name="Standard"><text:span text:style-name="T1">1.3.1<text:tab/>Ο χρήστης πλοηγείτε στην κύρια σελίδα της εφαρμογής και επιλέγει το “</text:span>Manage<text:span text:style-name="T1"> </text:span>MyGroup<text:span text:style-name="T1"> ” χωρίς να έχει δημιουργήσει κάποιο </text:span>Group<text:span text:style-name="T1">.</text:span></text:p>
      <text:p text:style-name="Standard"><text:span text:style-name="T1">1.3.2<text:tab/>Το σύστημα τον ενημερώνει ότι δεν υπάρχει κανένα διαθέσιμο </text:span>group<text:span text:style-name="T1"> για να διαχειρηστεί.</text:span></text:p>
      <text:p text:style-name="Standard"><text:span text:style-name="T1">1.3.3<text:tab/>Το σύστημα τον οδηγεί πίσω στην αρχική σελίδα της εφαρμογής.</text:span></text:p>
      <text:p text:style-name="P15"/>
      <text:p text:style-name="Standard"><text:soft-page-break/><text:span text:style-name="T1"><text:tab/></text:span></text:p>
      <text:p text:style-name="Standard"><text:span text:style-name="T1">Εναλλακτική ροή 4</text:span></text:p>
      <text:p text:style-name="Standard"><text:span text:style-name="T1">3.4.1<text:tab/></text:span>O<text:span text:style-name="T1"> χρήστης επιλέγει να γυρίσει στην αρχική σελίδα.</text:span></text:p>
      <text:p text:style-name="Standard"><text:span text:style-name="T1">3.4.2<text:tab/>Το σύστημα τον οδηγεί στην αρχική σελίδα της εφαρμογής.</text:span></text:p>
      <text:p text:style-name="P15"/>
      <text:p text:style-name="P15"/>
      <text:p text:style-name="P15"/>
      <text:p text:style-name="Standard"><text:span text:style-name="T1">Εναλλακτική ροή 5</text:span></text:p>
      <text:p text:style-name="Standard"><text:span text:style-name="T1">2.5.1<text:tab/></text:span>O<text:span text:style-name="T1"> χρήστης επιλέγει “</text:span>ready<text:span text:style-name="T1">” (το </text:span>Group<text:span text:style-name="T1"> είναι πλήρες).</text:span></text:p>
      <text:p text:style-name="Standard"><text:span text:style-name="T1">2.5.2<text:tab/>Το σύστημα προσθέτει τις αλλαγές στην βάση δεδομένων και ενημερώνει τις απαιτούμενες σελίδες της εφαρμογής.</text:span></text:p>
      <text:p text:style-name="Standard"><text:span text:style-name="T1">Το σύστημα εμφανίζει μήνυμα “</text:span>Your<text:span text:style-name="T1"> </text:span>group<text:span text:style-name="T1"> </text:span>is<text:span text:style-name="T1"> </text:span>ready<text:span text:style-name="T1">!”.</text:span></text:p>
      <text:p text:style-name="Standard"><text:span text:style-name="T1">2.5.3<text:tab/>Το σύστημα εμφανίζει μήνυμα “</text:span>Your<text:span text:style-name="T1"> </text:span>group<text:span text:style-name="T1"> </text:span>is<text:span text:style-name="T1"> </text:span>ready<text:span text:style-name="T1">!”.</text:span></text:p>
      <text:p text:style-name="P15"/>
      <text:p text:style-name="P15"/>
      <text:p text:style-name="Standard"><text:span text:style-name="T1">--------------------------------------------------------------------------------------------------------------</text:span></text:p>
      <text:p text:style-name="Standard"><text:span text:style-name="T1">(Εναλλακτική ροή 5)</text:span></text:p>
      <text:p text:style-name="Standard"><text:span text:style-name="T1">2.2.1<text:tab/>Ο χρήστης πατάει “</text:span>accept<text:span text:style-name="T1">”σε κάποιο </text:span>invate<text:span text:style-name="T1"> που έχει λάβει για ιδιώτικό γήπεδο.</text:span></text:p>
      <text:p text:style-name="Standard"><text:span text:style-name="T1">2.2.2<text:tab/>Η περίπτωση χρήσης μεταβαίνει στο βήμα 5 της βασίκης ροής της περίπτωση χρήσης </text:span><text:span text:style-name="T3">πιπα </text:span><text:span text:style-name="T13">find</text:span><text:span text:style-name="T3">.</text:span></text:p>
      <text:p text:style-name="Standard"><text:span text:style-name="T1">(Εναλλακτική ροή 6)</text:span></text:p>
      <text:p text:style-name="Standard"><text:span text:style-name="T1">2.3.1<text:tab/>Ο χρήστης πατάει “</text:span>accept<text:span text:style-name="T1">”σε κάποιο </text:span>invate<text:span text:style-name="T1"> που έχει λάβει για δημόσιο γήπεδο.</text:span></text:p>
      <text:p text:style-name="Standard"><text:span text:style-name="T1">2.3.2<text:tab/>Η περίπτωση χρήσης μεταβαίνει στο βήμα 5.2.1 <text:s/>της ενναλακτικής ροής της περίπτωση χρήσης </text:span><text:span text:style-name="T3">πιπα </text:span><text:span text:style-name="T13">find</text:span><text:span text:style-name="T3">.</text:span></text:p>
      <text:p text:style-name="P15"/>
      <text:p text:style-name="Standard"><text:span text:style-name="T1">--------------------------------------------------------------------------------------------------------------</text:span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3" style:num-format="1" text:start-value="2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 text:start-value="7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format="1" text:start-value="7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2" style:num-format="1" text:start-value="6" text:display-levels="2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ΣΚΑΓΚΟΣ ΙΩΑΝΝΗΣ</meta:initial-creator>
    <meta:editing-cycles>4</meta:editing-cycles>
    <meta:creation-date>2023-03-23T18:12:00</meta:creation-date>
    <dc:date>2023-03-25T16:28:18.971000000</dc:date>
    <meta:editing-duration>PT15M37S</meta:editing-duration>
    <meta:generator>LibreOffice/7.0.2.2$Windows_X86_64 LibreOffice_project/8349ace3c3162073abd90d81fd06dcfb6b36b994</meta:generator>
    <meta:document-statistic meta:table-count="0" meta:image-count="0" meta:object-count="0" meta:page-count="11" meta:paragraph-count="168" meta:word-count="2414" meta:character-count="15473" meta:non-whitespace-character-count="1324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